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Create actors table</text:p>
      <text:p text:style-name="Standard"/>
      <text:p text:style-name="Standard">CREATE TABLE actors (</text:p>
      <text:p text:style-name="Standard"><text:s text:c="4"/>actor_id INT PRIMARY KEY,</text:p>
      <text:p text:style-name="Standard"><text:s text:c="4"/>first_name VARCHAR(50),</text:p>
      <text:p text:style-name="Standard"><text:s text:c="4"/>last_name VARCHAR(50)</text:p>
      <text:p text:style-name="Standard">);</text:p>
      <text:p text:style-name="Standard"/>
      <text:p text:style-name="Standard">-- Create movies table</text:p>
      <text:p text:style-name="Standard"/>
      <text:p text:style-name="Standard">CREATE TABLE movies (</text:p>
      <text:p text:style-name="Standard"><text:s text:c="4"/>movie_id INT PRIMARY KEY,</text:p>
      <text:p text:style-name="Standard"><text:s text:c="4"/>title VARCHAR(100),</text:p>
      <text:p text:style-name="Standard"><text:s text:c="4"/>director VARCHAR(100),</text:p>
      <text:p text:style-name="Standard"><text:s text:c="4"/>rating DECIMAL(3, 2)</text:p>
      <text:p text:style-name="Standard">);</text:p>
      <text:p text:style-name="Standard"/>
      <text:p text:style-name="Standard">-- Create cast table</text:p>
      <text:p text:style-name="Standard"/>
      <text:p text:style-name="Standard">CREATE TABLE cast (</text:p>
      <text:p text:style-name="Standard"><text:s text:c="4"/>actor_id INT,</text:p>
      <text:p text:style-name="Standard"><text:s text:c="4"/>movie_id INT,</text:p>
      <text:p text:style-name="Standard"><text:s text:c="4"/>PRIMARY KEY (actor_id, movie_id),</text:p>
      <text:p text:style-name="Standard"><text:s text:c="4"/>FOREIGN KEY (actor_id) REFERENCES actors(actor_id),</text:p>
      <text:p text:style-name="Standard"><text:s text:c="4"/>FOREIGN KEY (movie_id) REFERENCES movies(movie_id)</text:p>
      <text:p text:style-name="Standard">);</text:p>
      <text:p text:style-name="Standard"/>
      <text:p text:style-name="Standard">-- Insert values into actors table</text:p>
      <text:p text:style-name="Standard"/>
      <text:p text:style-name="Standard">INSERT INTO actors (actor_id, first_name, last_name)</text:p>
      <text:p text:style-name="Standard">VALUES</text:p>
      <text:p text:style-name="Standard">(1, 'Shah Rukh', 'Khan'),</text:p>
      <text:p text:style-name="Standard">(2, 'Amitabh', 'Bachchan'),</text:p>
      <text:p text:style-name="Standard">(3, 'Deepika', 'Padukone'),</text:p>
      <text:p text:style-name="Standard">(4, 'Ranbir', 'Kapoor'),</text:p>
      <text:p text:style-name="Standard">(5, 'Priyanka', 'Chopra');</text:p>
      <text:p text:style-name="Standard"/>
      <text:p text:style-name="Standard">-- Insert values into movies table</text:p>
      <text:p text:style-name="Standard"/>
      <text:p text:style-name="Standard">INSERT INTO movies (movie_id, title, director, rating)</text:p>
      <text:p text:style-name="Standard">VALUES</text:p>
      <text:p text:style-name="Standard">(101, 'Om Shanti Om', 'Farah Khan', 7.5),</text:p>
      <text:p text:style-name="Standard">(102, 'Kabhi Alvida Naa Kehna', 'Karan Johar', 6.5),</text:p>
      <text:p text:style-name="Standard">(103, 'Yeh Jawaani Hai Deewani', 'Ayan Mukerji', 8.0),</text:p>
      <text:p text:style-name="Standard">(104, 'Chennai Express', 'Rohit Shetty', 6.8),</text:p>
      <text:p text:style-name="Standard">(105, 'Bajirao Mastani', 'Sanjay Leela Bhansali', 8.5),</text:p>
      <text:p text:style-name="Standard">(106, 'Inception', 'Christopher Nolan', 8.8),</text:p>
      <text:p text:style-name="Standard">(107, 'Dunkirk', 'Christopher Nolan', 8.2);</text:p>
      <text:p text:style-name="Standard"/>
      <text:p text:style-name="Standard">-- Insert values into cast table</text:p>
      <text:p text:style-name="Standard"/>
      <text:p text:style-name="Standard">INSERT INTO cast (actor_id, movie_id)</text:p>
      <text:p text:style-name="Standard"><text:soft-page-break/>VALUES</text:p>
      <text:p text:style-name="Standard">(1, 101), <text:s/>-- Shah Rukh Khan in Om Shanti Om</text:p>
      <text:p text:style-name="Standard">(2, 102), <text:s/>-- Amitabh Bachchan in Kabhi Alvida Naa Kehna</text:p>
      <text:p text:style-name="Standard">(3, 103), <text:s/>-- Deepika Padukone in Yeh Jawaani Hai Deewani</text:p>
      <text:p text:style-name="Standard">(4, 103), <text:s/>-- Ranbir Kapoor in Yeh Jawaani Hai Deewani</text:p>
      <text:p text:style-name="Standard">(5, 104), <text:s/>-- Priyanka Chopra in Chennai Express</text:p>
      <text:p text:style-name="Standard">(1, 104), <text:s/>-- Shah Rukh Khan in Chennai Express</text:p>
      <text:p text:style-name="Standard">(4, 105), <text:s/>-- Ranbir Kapoor in Bajirao Mastani</text:p>
      <text:p text:style-name="Standard">(1, 106), <text:s/>-- Shah Rukh Khan in Inception</text:p>
      <text:p text:style-name="Standard">(3, 107); <text:s/>-- Deepika Padukone in Dunkirk</text:p>
      <text:p text:style-name="Standard"/>
      <text:p text:style-name="Standard">-- Problem 1: Find the names of all actors and the titles of the movies in which they appeared</text:p>
      <text:p text:style-name="Standard"/>
      <text:p text:style-name="Standard">SELECT a.first_name, a.last_name, m.title</text:p>
      <text:p text:style-name="Standard">FROM actors a</text:p>
      <text:p text:style-name="Standard">INNER JOIN cast c ON a.actor_id = c.actor_id</text:p>
      <text:p text:style-name="Standard">INNER JOIN movies m ON c.movie_id = m.movie_id;</text:p>
      <text:p text:style-name="Standard"/>
      <text:p text:style-name="Standard">-- Problem 2: List all movies and the names of actors who appeared in each movie. Include movies that don’t have any actors associated with them</text:p>
      <text:p text:style-name="Standard"/>
      <text:p text:style-name="Standard">SELECT m.title, a.first_name, a.last_name</text:p>
      <text:p text:style-name="Standard">FROM movies m</text:p>
      <text:p text:style-name="Standard">LEFT JOIN cast c ON m.movie_id = c.movie_id</text:p>
      <text:p text:style-name="Standard">LEFT JOIN actors a ON c.actor_id = a.actor_id;</text:p>
      <text:p text:style-name="Standard"/>
      <text:p text:style-name="Standard">-- Problem 3: List all actors and the titles of the movies they appeared in, including actors who have not appeared in any movie</text:p>
      <text:p text:style-name="Standard"/>
      <text:p text:style-name="Standard">SELECT a.first_name, a.last_name, m.title</text:p>
      <text:p text:style-name="Standard">FROM actors a</text:p>
      <text:p text:style-name="Standard">LEFT JOIN cast c ON a.actor_id = c.actor_id</text:p>
      <text:p text:style-name="Standard">LEFT JOIN movies m ON c.movie_id = m.movie_id;</text:p>
      <text:p text:style-name="Standard"/>
      <text:p text:style-name="Standard">-- Problem 4: List all movies and actors, including movies without actors and actors who have not been cast in any movie</text:p>
      <text:p text:style-name="Standard"/>
      <text:p text:style-name="Standard">SELECT m.title, a.first_name, a.last_name</text:p>
      <text:p text:style-name="Standard">FROM movies m</text:p>
      <text:p text:style-name="Standard">LEFT JOIN cast c ON m.movie_id = c.movie_id</text:p>
      <text:p text:style-name="Standard">LEFT JOIN actors a ON c.actor_id = a.actor_id;</text:p>
      <text:p text:style-name="Standard"/>
      <text:p text:style-name="Standard">-- Problem 5: Find the names of all actors who appeared in a movie directed by "Christopher Nolan"</text:p>
      <text:p text:style-name="Standard"/>
      <text:p text:style-name="Standard">SELECT DISTINCT a.first_name, a.last_name</text:p>
      <text:p text:style-name="Standard">FROM actors a</text:p>
      <text:p text:style-name="Standard">INNER JOIN cast c ON a.actor_id = c.actor_id</text:p>
      <text:p text:style-name="Standard">INNER JOIN movies m ON c.movie_id = m.movie_id</text:p>
      <text:p text:style-name="Standard">WHERE m.director = 'Christopher Nolan';</text:p>
      <text:p text:style-name="Standard"/>
      <text:p text:style-name="Standard">-- Problem 6: List the titles of movies that have a rating higher than the average rating of all movies</text:p>
      <text:p text:style-name="Standard"><text:soft-page-break/></text:p>
      <text:p text:style-name="Standard"/>
      <text:p text:style-name="Standard">SELECT m.title</text:p>
      <text:p text:style-name="Standard">FROM movies m</text:p>
      <text:p text:style-name="Standard">WHERE m.rating &gt; (SELECT AVG(rating) FROM movies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7T00:24:14.922617899</meta:creation-date>
    <dc:date>2024-11-07T03:18:05.220349419</dc:date>
    <meta:editing-duration>PT2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81" meta:word-count="506" meta:character-count="3175" meta:non-whitespace-character-count="2693"/>
  </office:meta>
</office:document-meta>
</file>